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2" style:parent-style-name="Fuentedepárrafopredeter." style:family="text">
      <style:text-properties fo:color="#44546A"/>
    </style:style>
    <style:style style:name="P3" style:parent-style-name="Normal" style:family="paragraph">
      <style:paragraph-properties fo:text-align="center" fo:margin-top="0.1666in"/>
    </style:style>
    <style:style style:name="T4" style:parent-style-name="Fuentedepárrafopredeter." style:family="text">
      <style:text-properties fo:color="#FFFFFF"/>
    </style:style>
    <style:style style:name="P5" style:parent-style-name="Normal" style:family="paragraph">
      <style:paragraph-properties fo:line-height="100%"/>
    </style:style>
    <style:style style:name="T6" style:parent-style-name="Fuentedepárrafopredeter." style:family="text">
      <style:text-properties style:font-name="Calibri Light" style:font-name-complex="Times New Roman" fo:color="#4472C4" fo:font-size="36pt" style:font-size-asian="36pt" style:font-size-complex="36pt"/>
    </style:style>
    <style:style style:name="T7" style:parent-style-name="Fuentedepárrafopredeter." style:family="text">
      <style:text-properties style:font-name="Calibri Light" style:font-name-complex="Times New Roman" fo:color="#44546A" fo:font-size="16pt" style:font-size-asian="16pt" style:font-size-complex="16pt"/>
    </style:style>
    <style:style style:name="P8" style:parent-style-name="Normal" style:family="paragraph">
      <style:paragraph-properties fo:break-before="page"/>
    </style:style>
    <style:style style:name="P9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10" style:parent-style-name="Párrafodelista" style:family="paragraph">
      <style:text-properties style:font-name="Arial" fo:font-size="12pt" style:font-size-asian="12pt" style:font-size-complex="12pt"/>
    </style:style>
    <style:style style:name="P11" style:parent-style-name="Párrafodelista" style:family="paragraph">
      <style:text-properties style:font-name="Arial" fo:font-size="12pt" style:font-size-asian="12pt" style:font-size-complex="12pt"/>
    </style:style>
    <style:style style:name="P12" style:parent-style-name="Normal" style:family="paragraph">
      <style:paragraph-properties fo:margin-left="0.4916in">
        <style:tab-stops/>
      </style:paragraph-properties>
      <style:text-properties style:font-name="Arial" fo:font-size="12pt" style:font-size-asian="12pt" style:font-size-complex="12pt"/>
    </style:style>
    <style:style style:name="P13" style:parent-style-name="Párrafodelista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14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15" style:parent-style-name="Párrafodelista" style:list-style-name="LFO2" style:family="paragraph"/>
    <style:style style:name="T16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7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8" style:parent-style-name="Fuentedepárrafopredeter." style:family="text">
      <style:text-properties style:font-name="Arial" fo:font-size="12pt" style:font-size-asian="12pt" style:font-size-complex="12pt"/>
    </style:style>
    <style:style style:name="T19" style:parent-style-name="Fuentedepárrafopredeter." style:family="text">
      <style:text-properties style:font-name="Arial" fo:font-size="12pt" style:font-size-asian="12pt" style:font-size-complex="12pt"/>
    </style:style>
    <style:style style:name="P20" style:parent-style-name="Párrafodelista" style:list-style-name="LFO2" style:family="paragraph"/>
    <style:style style:name="T21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2" style:parent-style-name="Fuentedepárrafopredeter." style:family="text">
      <style:text-properties style:font-name="Arial" fo:font-size="12pt" style:font-size-asian="12pt" style:font-size-complex="12pt"/>
    </style:style>
    <style:style style:name="P23" style:parent-style-name="Párrafodelista" style:list-style-name="LFO2" style:family="paragraph"/>
    <style:style style:name="T24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5" style:parent-style-name="Fuentedepárrafopredeter." style:family="text">
      <style:text-properties style:font-name="Arial" fo:font-size="12pt" style:font-size-asian="12pt" style:font-size-complex="12pt"/>
    </style:style>
    <style:style style:name="T26" style:parent-style-name="Fuentedepárrafopredeter." style:family="text">
      <style:text-properties style:font-name="Arial" fo:font-size="12pt" style:font-size-asian="12pt" style:font-size-complex="12pt"/>
    </style:style>
    <style:style style:name="P27" style:parent-style-name="Párrafodelista" style:list-style-name="LFO2" style:family="paragraph"/>
    <style:style style:name="T28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9" style:parent-style-name="Fuentedepárrafopredeter." style:family="text">
      <style:text-properties style:font-name="Arial" fo:font-size="12pt" style:font-size-asian="12pt" style:font-size-complex="12pt"/>
    </style:style>
    <style:style style:name="P30" style:parent-style-name="Párrafodelista" style:list-style-name="LFO2" style:family="paragraph"/>
    <style:style style:name="T31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2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3" style:parent-style-name="Fuentedepárrafopredeter." style:family="text">
      <style:text-properties style:font-name="Arial" fo:font-size="12pt" style:font-size-asian="12pt" style:font-size-complex="12pt"/>
    </style:style>
    <style:style style:name="P34" style:parent-style-name="Párrafodelista" style:list-style-name="LFO2" style:family="paragraph"/>
    <style:style style:name="T35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6" style:parent-style-name="Fuentedepárrafopredeter." style:family="text">
      <style:text-properties style:font-name="Arial" fo:font-size="12pt" style:font-size-asian="12pt" style:font-size-complex="12pt"/>
    </style:style>
    <style:style style:name="T37" style:parent-style-name="Fuentedepárrafopredeter." style:family="text">
      <style:text-properties style:font-name="Arial" fo:font-size="12pt" style:font-size-asian="12pt" style:font-size-complex="12pt"/>
    </style:style>
    <style:style style:name="P38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39" style:parent-style-name="Párrafodelista" style:family="paragraph">
      <style:text-properties style:font-name="Arial" fo:font-size="12pt" style:font-size-asian="12pt" style:font-size-complex="12pt"/>
    </style:style>
    <style:style style:name="P40" style:parent-style-name="Párrafodelista" style:family="paragraph">
      <style:text-properties style:font-name="Arial" fo:font-size="12pt" style:font-size-asian="12pt" style:font-size-complex="12pt"/>
    </style:style>
    <style:style style:name="T41" style:parent-style-name="Fuentedepárrafopredeter." style:family="text">
      <style:text-properties style:font-name="Arial" fo:font-size="12pt" style:font-size-asian="12pt" style:font-size-complex="12pt"/>
    </style:style>
    <style:style style:name="T42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3" style:parent-style-name="Fuentedepárrafopredeter." style:family="text">
      <style:text-properties style:font-name="Arial" fo:font-size="12pt" style:font-size-asian="12pt" style:font-size-complex="12pt"/>
    </style:style>
    <style:style style:name="T44" style:parent-style-name="Fuentedepárrafopredeter." style:family="text">
      <style:text-properties style:font-name="Arial" fo:font-size="12pt" style:font-size-asian="12pt" style:font-size-complex="12pt"/>
    </style:style>
    <style:style style:name="P45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T46" style:parent-style-name="Fuentedepárrafopredeter." style:family="text">
      <style:text-properties style:font-name="Arial" fo:font-size="12pt" style:font-size-asian="12pt" style:font-size-complex="12pt"/>
    </style:style>
    <style:style style:name="T47" style:parent-style-name="Fuentedepárrafopredeter." style:family="text">
      <style:text-properties style:font-name="Arial" fo:font-size="12pt" style:font-size-asian="12pt" style:font-size-complex="12pt"/>
    </style:style>
    <style:style style:name="P48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49" style:parent-style-name="Párrafodelista" style:family="paragraph">
      <style:text-properties style:font-name="Arial" fo:font-size="12pt" style:font-size-asian="12pt" style:font-size-complex="12pt"/>
    </style:style>
    <style:style style:name="P50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51" style:parent-style-name="Párrafodelista" style:family="paragraph">
      <style:text-properties style:font-name="Arial" fo:font-size="12pt" style:font-size-asian="12pt" style:font-size-complex="12pt"/>
    </style:style>
    <style:style style:name="T52" style:parent-style-name="Fuentedepárrafopredeter." style:family="text">
      <style:text-properties style:font-name="Arial" fo:font-size="12pt" style:font-size-asian="12pt" style:font-size-complex="12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0" draw:name="Cuadro de texto 465" text:anchor-type="paragraph" svg:x="3.76181in" svg:y="7.71736in" svg:width="2.97639in" svg:height="0.29375in" style:rel-width="scale" style:rel-height="scale"><draw:text-box><text:p text:style-name="Sinespaciado"><text:span text:style-name="T2">Joan Banyuls Sánchez</text:span></text:p></draw:text-box><svg:title/><svg:desc/></draw:frame><draw:custom-shape svg:x="0in" svg:y="0in" svg:width="8.075in" svg:height="10.45in" draw:z-index="251663360" draw:id="id1" draw:style-name="a2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2" draw:style-name="a3" draw:name="Rectángulo 467" text:anchor-type="paragraph"><svg:title/><svg:desc/><text:p text:style-name="P3"><text:span text:style-name="T4"><text:s text:c="5"/></text:span></text:p><draw:enhanced-geometry draw:type="non-primitive" svg:viewBox="0 0 21600 21600" draw:enhanced-path="M 0 0 L 21600 0 21600 21600 0 21600 Z N"/></draw:custom-shape><draw:custom-shape svg:x="3.63819in" svg:y="0.29236in" svg:width="3.30556in" svg:height="8.18542in" draw:z-index="251659264" draw:id="id3" draw:style-name="a4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17in" draw:z-index="251662336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Cuadro de texto 470" text:anchor-type="paragraph" svg:x="3.76181in" svg:y="4.09236in" svg:width="2.97639in" svg:height="3.35556in" style:rel-width="scale" style:rel-height="scale"><draw:text-box><text:p text:style-name="P5"><text:span text:style-name="T6">Tema 2: Conceptos de Gestión empresarial</text:span></text:p><text:p text:style-name="Normal"><text:span text:style-name="T7">Actividad 2: Conceptos empresariales</text:span></text:p></draw:text-box><svg:title/><svg:desc/></draw:frame></text:p>
      <text:p text:style-name="P8"/>
      <text:list text:style-name="LFO1" text:continue-numbering="true">
        <text:list-item>
          <text:p text:style-name="P9">Hemos visto que entre los componentes básicos de la gestión empresarial se encuentran, la estrategia, la gestión de<text:s/>personal, las finanzas, el marketing y la innovación. Realiza un estudio en el cual fuese posible otras divisiones posibles, podemos plantearnos menos divisiones o por el contrario, ampliar las 5 vistas en clase. De la decisión tomada, dar una respuesta razonada.</text:p>
        </text:list-item>
      </text:list>
      <text:p text:style-name="P10">Los componentes básicos de la gestión empresarial son: <text:s/>la estrategia, la gestión de personal, las finanzas, el marketing y la innovación.</text:p>
      <text:p text:style-name="P11">De estos sería posible eliminar el<text:s/>componente de<text:s/>marketing en el caso de que el producto de la empresa en cuestión esté<text:s/>dirigido a otras empresas porque si está dirigido a una parte muy reducida de la población, sería más eficiente, por ejemplo, contactar<text:s/>más fácilmente<text:s/>con las empresas para ofrecer tu producto.</text:p>
      <text:p text:style-name="P12">También podría eliminarse la gestión del personal en el caso de<text:s/>una empresa pequeña con pocos trabajadores, ya que de esta manera no sería<text:s/>muy difícil<text:s/>para el “jefe” de la empresa dirigirlos el mismo y comprobar su trabajo sin necesitad de un programa de gestión del personal.</text:p>
      <text:p text:style-name="P13"/>
      <text:list text:style-name="LFO1" text:continue-numbering="true">
        <text:list-item>
          <text:p text:style-name="P14">Definición de las herramientas que nos ayudarán a planificar el área de las finanzas, que tal y como hemos visto es uno de los componentes básicos de la gestión empresarial, leed lo que pone en internet y explicarlo en un párrafo con vuestras palabras, porque eso es lo que necesito:</text:p>
        </text:list-item>
      </text:list>
      <text:list text:style-name="LFO2" text:continue-numbering="true">
        <text:list-item>
          <text:p text:style-name="P15"><text:span text:style-name="T16">Cuenta de explo</text:span><text:span text:style-name="T17">tación:<text:s/></text:span><text:span text:style-name="T18">Es el conjunto de ingresos y gastos generados por la actividad propia de la empresa, que quedan registrados. De esta manera se puede saber si la empresa ha obtenido una ganancia o una pérdida a lo largo de un ejercicio económico o de cualquier otro</text:span><text:span text:style-name="T19"><text:s/>período.</text:span></text:p>
        </text:list-item>
        <text:list-item>
          <text:p text:style-name="P20"><text:span text:style-name="T21">Cuadro de tesorería:<text:s/></text:span><text:span text:style-name="T22">Es un registro donde se reflejan los pagos y los cobros que ha de realizar la empresa durante un ejercicio económico.</text:span></text:p>
        </text:list-item>
        <text:list-item>
          <text:p text:style-name="P23"><text:span text:style-name="T24">Cuadro de mando:<text:s/></text:span><text:span text:style-name="T25">Es una herramienta, enfocada al área de compras, que sirve para llevar un control y un<text:s/></text:span><text:span text:style-name="T26">seguimiento de la evolución de nuestro negocio. También agrupa y visualiza todos los datos para conocer qué está pasando en su organización y en su entorno.</text:span></text:p>
        </text:list-item>
        <text:list-item>
          <text:p text:style-name="P27"><text:span text:style-name="T28">Fondo de maniobra:<text:s/></text:span><text:span text:style-name="T29">Es un ratio que sirve para comparar la evolución financiera a corto plazo.</text:span></text:p>
        </text:list-item>
        <text:list-item>
          <text:p text:style-name="P30"><text:span text:style-name="T31">Balan</text:span><text:span text:style-name="T32">ce contable:<text:s/></text:span><text:span text:style-name="T33">Es un documento donde se puede ver la situación y distribución del patrimonio empresarial, tanto de lo que le pertenece como de lo que debe.</text:span></text:p>
        </text:list-item>
        <text:list-item>
          <text:p text:style-name="P34"><text:span text:style-name="T35">El presupuesto:<text:s/></text:span><text:span text:style-name="T36">Es un plan de operaciones y recursos de una empresa, que se formula para lograr en una</text:span><text:span text:style-name="T37"><text:s/>cierto periodo de tiempo los objetivos propuestos.</text:span></text:p>
        </text:list-item>
      </text:list>
      <text:p text:style-name="Normal"/>
      <text:list text:style-name="LFO1" text:continue-numbering="true">
        <text:list-item>
          <text:p text:style-name="P38">Investiga y desarrolla una lista de empresas que utilicen la gestión por objetivos y otra la gestión por competencias (3 empresas, no hace falta más) ¿Es fácil encontrar este tipo de información? ¿a qué<text:s/>crees que es debido? ¿Qué herramienta de las vistas en el tema 1 nos ayuda a mostrar a la empresa información de cómo los empleados consiguen los objetivos establecidos en el plan estratégico?</text:p>
        </text:list-item>
      </text:list>
      <text:p text:style-name="P39">Las empresas que utilizan la gestión por objetivos son: Mediamarkt, Universitat oberta de Catalunya y General electric.</text:p>
      <text:p text:style-name="P40">No es fácil encontrar esta información, ya que las empresas<text:s/>no facilitan esta información para que las empresas<text:s/>competidoras<text:s/>no puedan aprovecharse de dicha<text:s/>información para beneficiarse de los métodos que utiliza dicha empresa.</text:p>
      <text:p text:style-name="Párrafodelista"><text:span text:style-name="T41">La herramienta que ayuda a la empresa a mostrar información de como los empleados consiguen los objetivos establecidos en el plan estratégico sería la de HCM(</text:span><text:span text:style-name="T42">Human Capital Management</text:span><text:span text:style-name="T43">), ya que esta herramienta nos permite poder coordinar y almacenar la información de actividades como las prestaciones, los contratos</text:span><text:span text:style-name="T44"><text:s/>y por supuesto las competencias y los objetivos que consigue cada empleado, facilitando así las tareas del departamento de RRHH.</text:span></text:p>
      <text:list text:style-name="LFO1" text:continue-numbering="true">
        <text:list-item>
          <text:p text:style-name="P45">¿En qué sección o área de la empresa nos es útil el ERP?, razona tu respuesta.</text:p>
        </text:list-item>
      </text:list>
      <text:p text:style-name="Párrafodelista"><text:span text:style-name="T46">En el área de la empresa que nos es útil el ERP es en la de planificación y control de la cadena. Es útil en esta área, porque la cadena de suministros es la que gestiona todos los procesos de la empresa y de esta manera si utilizamos el ER</text:span><text:span text:style-name="T47">P en esta área ayudaría a gestionar todos estos procesos de un manera más sencilla.</text:span></text:p>
      <text:list text:style-name="LFO1" text:continue-numbering="true">
        <text:list-item>
          <text:p text:style-name="P48">Existen diferentes modelos para implantar la gestión del stock, modelos de cantidad fija de pedido, modelos de periodificación fija de tiempo, modelos de demanda dependiente...investiga sobre ellos y define que herramienta informática de las vistas en el primer bloque podría ayudarnos en este cometido.</text:p>
        </text:list-item>
      </text:list>
      <text:p text:style-name="P49">La herramienta adecuada para estos modelos sería la del SCM, ya que es un software que es capaz de solicitar la demanda en cantidad y en líneas de pedido calculando correctamente los niveles de inventario con el fin de cubrir la demanda, pudiendo planificar incluso situaciones<text:s/><text:soft-page-break/>específicas como: demanda intermitente, lanzamientos de nuevos productos, estacionalidad de las ventas, ciclos de vida y caducidad del producto, promociones y descuentos, demanda excepcional, distribución multicanal y calendarios</text:p>
      <text:list text:style-name="LFO1" text:continue-numbering="true">
        <text:list-item>
          <text:p text:style-name="P50">Dada la última diapositiva del tema, realiza una distinción entre que elementos del diagrama pertenecen al macroentorno y cuales<text:s/>al microentorno. Es muy sencillo, percataros de cómo están colocados los diagramas alrededor del concepto Empresa.</text:p>
        </text:list-item>
      </text:list>
      <text:p text:style-name="P51">Los elementos del diagrama que pertenecen al macroentorno son: Factores tecnológicos, Factores jurídicos, Factores demográficos, Factores sociocultural, Factores económicos y Factores políticos.</text:p>
      <text:p text:style-name="Párrafodelista"><text:span text:style-name="T52">Los elementos del diagrama que pertenecen al microentorno son: Proveedores, Intermediarios, Clientes, Competidor y Empres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dae3f3" draw:end-color="#8faadc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a 2:</dc:title>
    <dc:description/>
    <dc:subject>Actividad 2: Conceptos empresariales</dc:subject>
    <meta:initial-creator>Joan Banyuls Sánchez</meta:initial-creator>
    <dc:creator>jobanyuls@gmail.com</dc:creator>
    <meta:creation-date>2019-10-27T20:43:00Z</meta:creation-date>
    <dc:date>2019-10-27T20:43:00Z</dc:date>
    <meta:template xlink:href="Normal" xlink:type="simple"/>
    <meta:editing-cycles>2</meta:editing-cycles>
    <meta:editing-duration>PT0S</meta:editing-duration>
    <meta:document-statistic meta:page-count="4" meta:paragraph-count="10" meta:word-count="840" meta:character-count="5451" meta:row-count="38" meta:non-whitespace-character-count="4621"/>
  </office:meta>
</office:document-meta>
</file>